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rasure decoding on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504" calcext:value-type="float">
            <text:p>504</text:p>
          </table:table-cell>
          <table:table-cell office:value-type="float" office:value="432" calcext:value-type="float">
            <text:p>432</text:p>
          </table:table-cell>
          <table:table-cell office:value-type="float" office:value="506" calcext:value-type="float">
            <text:p>506</text:p>
          </table:table-cell>
          <table:table-cell table:formula="of:=SUM([.B2:.D2])/3" office:value-type="float" office:value="480.666666666667" calcext:value-type="float">
            <text:p>480.6666666667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917" calcext:value-type="float">
            <text:p>917</text:p>
          </table:table-cell>
          <table:table-cell office:value-type="float" office:value="989" calcext:value-type="float">
            <text:p>989</text:p>
          </table:table-cell>
          <table:table-cell office:value-type="float" office:value="935" calcext:value-type="float">
            <text:p>935</text:p>
          </table:table-cell>
          <table:table-cell table:formula="of:=SUM([.B3:.D3])/3"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15M</text:p>
          </table:table-cell>
          <table:table-cell office:value-type="float" office:value="1214" calcext:value-type="float">
            <text:p>1214</text:p>
          </table:table-cell>
          <table:table-cell office:value-type="float" office:value="1185" calcext:value-type="float">
            <text:p>1185</text:p>
          </table:table-cell>
          <table:table-cell office:value-type="float" office:value="1196" calcext:value-type="float">
            <text:p>1196</text:p>
          </table:table-cell>
          <table:table-cell table:formula="of:=SUM([.B4:.D4])/3" office:value-type="float" office:value="1198.33333333333" calcext:value-type="float">
            <text:p>1198.3333333333</text:p>
          </table:table-cell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1682" calcext:value-type="float">
            <text:p>1682</text:p>
          </table:table-cell>
          <table:table-cell office:value-type="float" office:value="1513" calcext:value-type="float">
            <text:p>1513</text:p>
          </table:table-cell>
          <table:table-cell office:value-type="float" office:value="1565" calcext:value-type="float">
            <text:p>1565</text:p>
          </table:table-cell>
          <table:table-cell table:formula="of:=SUM([.B5:.D5])/3" office:value-type="float" office:value="1586.66666666667" calcext:value-type="float">
            <text:p>1586.6666666667</text:p>
          </table:table-cell>
        </table:table-row>
        <table:table-row table:style-name="ro1">
          <table:table-cell office:value-type="string" calcext:value-type="string">
            <text:p>25M</text:p>
          </table:table-cell>
          <table:table-cell office:value-type="float" office:value="2085" calcext:value-type="float">
            <text:p>2085</text:p>
          </table:table-cell>
          <table:table-cell office:value-type="float" office:value="2020" calcext:value-type="float">
            <text:p>2020</text:p>
          </table:table-cell>
          <table:table-cell office:value-type="float" office:value="1977" calcext:value-type="float">
            <text:p>1977</text:p>
          </table:table-cell>
          <table:table-cell table:formula="of:=SUM([.B6:.D6])/3" office:value-type="float" office:value="2027.33333333333" calcext:value-type="float">
            <text:p>2027.3333333333</text:p>
          </table:table-cell>
        </table:table-row>
        <table:table-row table:style-name="ro1">
          <table:table-cell office:value-type="string" calcext:value-type="string">
            <text:p>30M</text:p>
          </table:table-cell>
          <table:table-cell office:value-type="float" office:value="2950" calcext:value-type="float">
            <text:p>2950</text:p>
          </table:table-cell>
          <table:table-cell office:value-type="float" office:value="2927" calcext:value-type="float">
            <text:p>2927</text:p>
          </table:table-cell>
          <table:table-cell office:value-type="float" office:value="3061" calcext:value-type="float">
            <text:p>3061</text:p>
          </table:table-cell>
          <table:table-cell table:formula="of:=SUM([.B7:.D7])/3" office:value-type="float" office:value="2979.33333333333" calcext:value-type="float">
            <text:p>2979.3333333333</text:p>
          </table:table-cell>
        </table:table-row>
        <table:table-row table:style-name="ro1">
          <table:table-cell office:value-type="string" calcext:value-type="string">
            <text:p>35M</text:p>
          </table:table-cell>
          <table:table-cell office:value-type="float" office:value="3164" calcext:value-type="float">
            <text:p>3164</text:p>
          </table:table-cell>
          <table:table-cell office:value-type="float" office:value="3350" calcext:value-type="float">
            <text:p>3350</text:p>
          </table:table-cell>
          <table:table-cell office:value-type="float" office:value="3363" calcext:value-type="float">
            <text:p>3363</text:p>
          </table:table-cell>
          <table:table-cell table:formula="of:=SUM([.B8:.D8])/3" office:value-type="float" office:value="3292.33333333333" calcext:value-type="float">
            <text:p>3292.3333333333</text:p>
          </table:table-cell>
        </table:table-row>
        <table:table-row table:style-name="ro1">
          <table:table-cell office:value-type="string" calcext:value-type="string">
            <text:p>40M</text:p>
          </table:table-cell>
          <table:table-cell office:value-type="float" office:value="3995" calcext:value-type="float">
            <text:p>3995</text:p>
          </table:table-cell>
          <table:table-cell office:value-type="float" office:value="3766" calcext:value-type="float">
            <text:p>3766</text:p>
          </table:table-cell>
          <table:table-cell office:value-type="float" office:value="3704" calcext:value-type="float">
            <text:p>3704</text:p>
          </table:table-cell>
          <table:table-cell table:formula="of:=SUM([.B9:.D9])/3" office:value-type="float" office:value="3821.66666666667" calcext:value-type="float">
            <text:p>3821.6666666667</text:p>
          </table:table-cell>
        </table:table-row>
        <table:table-row table:style-name="ro1">
          <table:table-cell office:value-type="string" calcext:value-type="string">
            <text:p>45M</text:p>
          </table:table-cell>
          <table:table-cell office:value-type="float" office:value="4451" calcext:value-type="float">
            <text:p>4451</text:p>
          </table:table-cell>
          <table:table-cell office:value-type="float" office:value="4335" calcext:value-type="float">
            <text:p>4335</text:p>
          </table:table-cell>
          <table:table-cell office:value-type="float" office:value="4310" calcext:value-type="float">
            <text:p>4310</text:p>
          </table:table-cell>
          <table:table-cell table:formula="of:=SUM([.B10:.D10])/3" office:value-type="float" office:value="4365.33333333333" calcext:value-type="float">
            <text:p>4365.3333333333</text:p>
          </table:table-cell>
        </table:table-row>
        <table:table-row table:style-name="ro1">
          <table:table-cell office:value-type="string" calcext:value-type="string">
            <text:p>50M</text:p>
          </table:table-cell>
          <table:table-cell office:value-type="float" office:value="5018" calcext:value-type="float">
            <text:p>5018</text:p>
          </table:table-cell>
          <table:table-cell office:value-type="float" office:value="4589" calcext:value-type="float">
            <text:p>4589</text:p>
          </table:table-cell>
          <table:table-cell office:value-type="float" office:value="4752" calcext:value-type="float">
            <text:p>4752</text:p>
          </table:table-cell>
          <table:table-cell table:formula="of:=AVERAGE([.B11:.D11])" office:value-type="float" office:value="4786.33333333333" calcext:value-type="float">
            <text:p>4786.3333333333</text:p>
          </table:table-cell>
        </table:table-row>
        <table:table-row table:style-name="ro1">
          <table:table-cell office:value-type="string" calcext:value-type="string">
            <text:p>55M</text:p>
          </table:table-cell>
          <table:table-cell office:value-type="float" office:value="4920" calcext:value-type="float">
            <text:p>4920</text:p>
          </table:table-cell>
          <table:table-cell office:value-type="float" office:value="5003" calcext:value-type="float">
            <text:p>5003</text:p>
          </table:table-cell>
          <table:table-cell office:value-type="float" office:value="4969" calcext:value-type="float">
            <text:p>4969</text:p>
          </table:table-cell>
          <table:table-cell table:formula="of:=AVERAGE([.B12:.D12])" office:value-type="float" office:value="4964" calcext:value-type="float">
            <text:p>4964</text:p>
          </table:table-cell>
        </table:table-row>
        <table:table-row table:style-name="ro1">
          <table:table-cell office:value-type="string" calcext:value-type="string">
            <text:p>60M</text:p>
          </table:table-cell>
          <table:table-cell office:value-type="float" office:value="5501" calcext:value-type="float">
            <text:p>5501</text:p>
          </table:table-cell>
          <table:table-cell office:value-type="float" office:value="5419" calcext:value-type="float">
            <text:p>5419</text:p>
          </table:table-cell>
          <table:table-cell office:value-type="float" office:value="5352" calcext:value-type="float">
            <text:p>5352</text:p>
          </table:table-cell>
          <table:table-cell table:formula="of:=SUM([.B13:.D13])/3" office:value-type="float" office:value="5424" calcext:value-type="float">
            <text:p>5424</text:p>
          </table:table-cell>
        </table:table-row>
        <table:table-row table:style-name="ro1">
          <table:table-cell office:value-type="string" calcext:value-type="string">
            <text:p>65M</text:p>
          </table:table-cell>
          <table:table-cell office:value-type="float" office:value="6045" calcext:value-type="float">
            <text:p>6045</text:p>
          </table:table-cell>
          <table:table-cell office:value-type="float" office:value="6284" calcext:value-type="float">
            <text:p>6284</text:p>
          </table:table-cell>
          <table:table-cell office:value-type="float" office:value="6023" calcext:value-type="float">
            <text:p>6023</text:p>
          </table:table-cell>
          <table:table-cell table:formula="of:=SUM([.B14:.D14])/3" office:value-type="float" office:value="6117.33333333333" calcext:value-type="float">
            <text:p>6117.3333333333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6498" calcext:value-type="float">
            <text:p>6498</text:p>
          </table:table-cell>
          <table:table-cell office:value-type="float" office:value="6781" calcext:value-type="float">
            <text:p>6781</text:p>
          </table:table-cell>
          <table:table-cell office:value-type="float" office:value="6669" calcext:value-type="float">
            <text:p>6669</text:p>
          </table:table-cell>
          <table:table-cell table:formula="of:=SUM([.B15:.D15])/3" office:value-type="float" office:value="6649.33333333333" calcext:value-type="float">
            <text:p>6649.3333333333</text:p>
          </table:table-cell>
        </table:table-row>
        <table:table-row table:style-name="ro1">
          <table:table-cell office:value-type="string" calcext:value-type="string">
            <text:p>75M</text:p>
          </table:table-cell>
          <table:table-cell office:value-type="float" office:value="7299" calcext:value-type="float">
            <text:p>7299</text:p>
          </table:table-cell>
          <table:table-cell office:value-type="float" office:value="7344" calcext:value-type="float">
            <text:p>7344</text:p>
          </table:table-cell>
          <table:table-cell office:value-type="float" office:value="7092" calcext:value-type="float">
            <text:p>7092</text:p>
          </table:table-cell>
          <table:table-cell table:formula="of:=SUM([.B16:.D16])/3" office:value-type="float" office:value="7245" calcext:value-type="float">
            <text:p>7245</text:p>
          </table:table-cell>
        </table:table-row>
        <table:table-row table:style-name="ro1">
          <table:table-cell office:value-type="string" calcext:value-type="string">
            <text:p>80M</text:p>
          </table:table-cell>
          <table:table-cell office:value-type="float" office:value="7374" calcext:value-type="float">
            <text:p>7374</text:p>
          </table:table-cell>
          <table:table-cell office:value-type="float" office:value="7853" calcext:value-type="float">
            <text:p>7853</text:p>
          </table:table-cell>
          <table:table-cell office:value-type="float" office:value="7770" calcext:value-type="float">
            <text:p>7770</text:p>
          </table:table-cell>
          <table:table-cell table:formula="of:=SUM([.B17:.D17])/3" office:value-type="float" office:value="7665.66666666667" calcext:value-type="float">
            <text:p>7665.6666666667</text:p>
          </table:table-cell>
        </table:table-row>
        <table:table-row table:style-name="ro1">
          <table:table-cell office:value-type="string" calcext:value-type="string">
            <text:p>85M</text:p>
          </table:table-cell>
          <table:table-cell office:value-type="float" office:value="8177" calcext:value-type="float">
            <text:p>8177</text:p>
          </table:table-cell>
          <table:table-cell office:value-type="float" office:value="8174" calcext:value-type="float">
            <text:p>8174</text:p>
          </table:table-cell>
          <table:table-cell office:value-type="float" office:value="8494" calcext:value-type="float">
            <text:p>8494</text:p>
          </table:table-cell>
          <table:table-cell table:formula="of:=SUM([.B18:.D18])/3" office:value-type="float" office:value="8281.66666666667" calcext:value-type="float">
            <text:p>8281.6666666667</text:p>
          </table:table-cell>
        </table:table-row>
        <table:table-row table:style-name="ro1">
          <table:table-cell office:value-type="string" calcext:value-type="string">
            <text:p>90M</text:p>
          </table:table-cell>
          <table:table-cell office:value-type="float" office:value="8265" calcext:value-type="float">
            <text:p>8265</text:p>
          </table:table-cell>
          <table:table-cell office:value-type="float" office:value="8385" calcext:value-type="float">
            <text:p>8385</text:p>
          </table:table-cell>
          <table:table-cell office:value-type="float" office:value="8965" calcext:value-type="float">
            <text:p>8965</text:p>
          </table:table-cell>
          <table:table-cell table:formula="of:=SUM([.B19:.D19])/3" office:value-type="float" office:value="8538.33333333333" calcext:value-type="float">
            <text:p>8538.3333333333</text:p>
          </table:table-cell>
        </table:table-row>
        <table:table-row table:style-name="ro1">
          <table:table-cell office:value-type="string" calcext:value-type="string">
            <text:p>95M</text:p>
          </table:table-cell>
          <table:table-cell office:value-type="float" office:value="8422" calcext:value-type="float">
            <text:p>8422</text:p>
          </table:table-cell>
          <table:table-cell office:value-type="float" office:value="8264" calcext:value-type="float">
            <text:p>8264</text:p>
          </table:table-cell>
          <table:table-cell office:value-type="float" office:value="8360" calcext:value-type="float">
            <text:p>8360</text:p>
          </table:table-cell>
          <table:table-cell table:formula="of:=SUM([.B20:.D20])/3" office:value-type="float" office:value="8348.66666666667" calcext:value-type="float">
            <text:p>8348.6666666667</text:p>
          </table:table-cell>
        </table:table-row>
        <table:table-row table:style-name="ro1">
          <table:table-cell office:value-type="string" calcext:value-type="string">
            <text:p>100M</text:p>
          </table:table-cell>
          <table:table-cell office:value-type="float" office:value="7999" calcext:value-type="float">
            <text:p>7999</text:p>
          </table:table-cell>
          <table:table-cell office:value-type="float" office:value="8075" calcext:value-type="float">
            <text:p>8075</text:p>
          </table:table-cell>
          <table:table-cell office:value-type="float" office:value="8005" calcext:value-type="float">
            <text:p>8005</text:p>
          </table:table-cell>
          <table:table-cell table:formula="of:=SUM([.B21:.D21])/3" office:value-type="float" office:value="8026.33333333333" calcext:value-type="float">
            <text:p>8026.3333333333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2">
          <table:table-cell office:value-type="string" calcext:value-type="string">
            <text:p>Neighbour chunk down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6382" calcext:value-type="float">
            <text:p>6382</text:p>
          </table:table-cell>
          <table:table-cell office:value-type="float" office:value="3055" calcext:value-type="float">
            <text:p>3055</text:p>
          </table:table-cell>
          <table:table-cell office:value-type="float" office:value="3170" calcext:value-type="float">
            <text:p>3170</text:p>
          </table:table-cell>
          <table:table-cell table:formula="of:=AVERAGE([.B26:.D26])" office:value-type="float" office:value="4202.33333333333" calcext:value-type="float">
            <text:p>4202.3333333333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7831" calcext:value-type="float">
            <text:p>7831</text:p>
          </table:table-cell>
          <table:table-cell office:value-type="float" office:value="6083" calcext:value-type="float">
            <text:p>6083</text:p>
          </table:table-cell>
          <table:table-cell office:value-type="float" office:value="5886" calcext:value-type="float">
            <text:p>5886</text:p>
          </table:table-cell>
          <table:table-cell table:formula="of:=AVERAGE([.B27:.D27])" office:value-type="float" office:value="6600" calcext:value-type="float">
            <text:p>6600</text:p>
          </table:table-cell>
        </table:table-row>
        <table:table-row table:style-name="ro1">
          <table:table-cell office:value-type="string" calcext:value-type="string">
            <text:p>15M</text:p>
          </table:table-cell>
          <table:table-cell office:value-type="float" office:value="8499" calcext:value-type="float">
            <text:p>8499</text:p>
          </table:table-cell>
          <table:table-cell office:value-type="float" office:value="8746" calcext:value-type="float">
            <text:p>8746</text:p>
          </table:table-cell>
          <table:table-cell office:value-type="float" office:value="11850" calcext:value-type="float">
            <text:p>11850</text:p>
          </table:table-cell>
          <table:table-cell table:formula="of:=AVERAGE([.B28:.D28])" office:value-type="float" office:value="9698.33333333333" calcext:value-type="float">
            <text:p>9698.3333333333</text:p>
          </table:table-cell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11721" calcext:value-type="float">
            <text:p>11721</text:p>
          </table:table-cell>
          <table:table-cell office:value-type="float" office:value="11640" calcext:value-type="float">
            <text:p>11640</text:p>
          </table:table-cell>
          <table:table-cell office:value-type="float" office:value="20694" calcext:value-type="float">
            <text:p>20694</text:p>
          </table:table-cell>
          <table:table-cell table:formula="of:=AVERAGE([.B29:.D29])" office:value-type="float" office:value="14685" calcext:value-type="float">
            <text:p>14685</text:p>
          </table:table-cell>
        </table:table-row>
        <table:table-row table:style-name="ro1">
          <table:table-cell office:value-type="string" calcext:value-type="string">
            <text:p>25M</text:p>
          </table:table-cell>
          <table:table-cell office:value-type="float" office:value="23937" calcext:value-type="float">
            <text:p>23937</text:p>
          </table:table-cell>
          <table:table-cell office:value-type="float" office:value="13884" calcext:value-type="float">
            <text:p>13884</text:p>
          </table:table-cell>
          <table:table-cell office:value-type="float" office:value="21721" calcext:value-type="float">
            <text:p>21721</text:p>
          </table:table-cell>
          <table:table-cell table:formula="of:=AVERAGE([.B30:.D30])" office:value-type="float" office:value="19847.3333333333" calcext:value-type="float">
            <text:p>19847.3333333333</text:p>
          </table:table-cell>
        </table:table-row>
        <table:table-row table:style-name="ro1">
          <table:table-cell office:value-type="string" calcext:value-type="string">
            <text:p>30M</text:p>
          </table:table-cell>
          <table:table-cell office:value-type="float" office:value="25903" calcext:value-type="float">
            <text:p>25903</text:p>
          </table:table-cell>
          <table:table-cell office:value-type="float" office:value="17314" calcext:value-type="float">
            <text:p>17314</text:p>
          </table:table-cell>
          <table:table-cell office:value-type="float" office:value="36484" calcext:value-type="float">
            <text:p>36484</text:p>
          </table:table-cell>
          <table:table-cell table:formula="of:=AVERAGE([.B31:.D31])" office:value-type="float" office:value="26567" calcext:value-type="float">
            <text:p>26567</text:p>
          </table:table-cell>
        </table:table-row>
        <table:table-row table:style-name="ro1">
          <table:table-cell office:value-type="string" calcext:value-type="string">
            <text:p>35M</text:p>
          </table:table-cell>
          <table:table-cell office:value-type="float" office:value="28993" calcext:value-type="float">
            <text:p>28993</text:p>
          </table:table-cell>
          <table:table-cell office:value-type="float" office:value="20109" calcext:value-type="float">
            <text:p>20109</text:p>
          </table:table-cell>
          <table:table-cell office:value-type="float" office:value="46809" calcext:value-type="float">
            <text:p>46809</text:p>
          </table:table-cell>
          <table:table-cell table:formula="of:=AVERAGE([.B32:.D32])" office:value-type="float" office:value="31970.3333333333" calcext:value-type="float">
            <text:p>31970.3333333333</text:p>
          </table:table-cell>
        </table:table-row>
        <table:table-row table:style-name="ro1">
          <table:table-cell office:value-type="string" calcext:value-type="string">
            <text:p>40M</text:p>
          </table:table-cell>
          <table:table-cell office:value-type="float" office:value="28642" calcext:value-type="float">
            <text:p>28642</text:p>
          </table:table-cell>
          <table:table-cell office:value-type="float" office:value="23215" calcext:value-type="float">
            <text:p>23215</text:p>
          </table:table-cell>
          <table:table-cell office:value-type="float" office:value="29891" calcext:value-type="float">
            <text:p>29891</text:p>
          </table:table-cell>
          <table:table-cell table:formula="of:=AVERAGE([.B33:.D33])" office:value-type="float" office:value="27249.3333333333" calcext:value-type="float">
            <text:p>27249.3333333333</text:p>
          </table:table-cell>
        </table:table-row>
        <table:table-row table:style-name="ro1">
          <table:table-cell office:value-type="string" calcext:value-type="string">
            <text:p>45M</text:p>
          </table:table-cell>
          <table:table-cell office:value-type="float" office:value="32334" calcext:value-type="float">
            <text:p>32334</text:p>
          </table:table-cell>
          <table:table-cell office:value-type="float" office:value="25937" calcext:value-type="float">
            <text:p>25937</text:p>
          </table:table-cell>
          <table:table-cell office:value-type="float" office:value="31213" calcext:value-type="float">
            <text:p>31213</text:p>
          </table:table-cell>
          <table:table-cell table:formula="of:=AVERAGE([.B34:.D34])" office:value-type="float" office:value="29828" calcext:value-type="float">
            <text:p>29828</text:p>
          </table:table-cell>
        </table:table-row>
        <table:table-row table:style-name="ro1">
          <table:table-cell office:value-type="string" calcext:value-type="string">
            <text:p>50M</text:p>
          </table:table-cell>
          <table:table-cell office:value-type="float" office:value="49449" calcext:value-type="float">
            <text:p>49449</text:p>
          </table:table-cell>
          <table:table-cell office:value-type="float" office:value="31027" calcext:value-type="float">
            <text:p>31027</text:p>
          </table:table-cell>
          <table:table-cell office:value-type="float" office:value="35877" calcext:value-type="float">
            <text:p>35877</text:p>
          </table:table-cell>
          <table:table-cell table:formula="of:=AVERAGE([.B35:.D35])" office:value-type="float" office:value="38784.3333333333" calcext:value-type="float">
            <text:p>38784.3333333333</text:p>
          </table:table-cell>
        </table:table-row>
        <table:table-row table:style-name="ro1">
          <table:table-cell office:value-type="string" calcext:value-type="string">
            <text:p>55M</text:p>
          </table:table-cell>
          <table:table-cell office:value-type="float" office:value="39347" calcext:value-type="float">
            <text:p>39347</text:p>
          </table:table-cell>
          <table:table-cell office:value-type="float" office:value="33141" calcext:value-type="float">
            <text:p>33141</text:p>
          </table:table-cell>
          <table:table-cell office:value-type="float" office:value="35547" calcext:value-type="float">
            <text:p>35547</text:p>
          </table:table-cell>
          <table:table-cell table:formula="of:=AVERAGE([.B36:.D36])" office:value-type="float" office:value="36011.6666666667" calcext:value-type="float">
            <text:p>36011.6666666667</text:p>
          </table:table-cell>
        </table:table-row>
        <table:table-row table:style-name="ro1">
          <table:table-cell office:value-type="string" calcext:value-type="string">
            <text:p>60M</text:p>
          </table:table-cell>
          <table:table-cell office:value-type="float" office:value="34422" calcext:value-type="float">
            <text:p>34422</text:p>
          </table:table-cell>
          <table:table-cell office:value-type="float" office:value="36828" calcext:value-type="float">
            <text:p>36828</text:p>
          </table:table-cell>
          <table:table-cell office:value-type="float" office:value="41604" calcext:value-type="float">
            <text:p>41604</text:p>
          </table:table-cell>
          <table:table-cell table:formula="of:=AVERAGE([.B37:.D37])" office:value-type="float" office:value="37618" calcext:value-type="float">
            <text:p>37618</text:p>
          </table:table-cell>
        </table:table-row>
        <table:table-row table:style-name="ro1">
          <table:table-cell office:value-type="string" calcext:value-type="string">
            <text:p>65M</text:p>
          </table:table-cell>
          <table:table-cell office:value-type="float" office:value="37511" calcext:value-type="float">
            <text:p>37511</text:p>
          </table:table-cell>
          <table:table-cell office:value-type="float" office:value="41313" calcext:value-type="float">
            <text:p>41313</text:p>
          </table:table-cell>
          <table:table-cell office:value-type="float" office:value="46124" calcext:value-type="float">
            <text:p>46124</text:p>
          </table:table-cell>
          <table:table-cell table:formula="of:=AVERAGE([.B38:.D38])" office:value-type="float" office:value="41649.3333333333" calcext:value-type="float">
            <text:p>41649.3333333333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40495" calcext:value-type="float">
            <text:p>40495</text:p>
          </table:table-cell>
          <table:table-cell office:value-type="float" office:value="57675" calcext:value-type="float">
            <text:p>57675</text:p>
          </table:table-cell>
          <table:table-cell office:value-type="float" office:value="47184" calcext:value-type="float">
            <text:p>47184</text:p>
          </table:table-cell>
          <table:table-cell table:formula="of:=AVERAGE([.B39:.D39])" office:value-type="float" office:value="48451.3333333333" calcext:value-type="float">
            <text:p>48451.3333333333</text:p>
          </table:table-cell>
        </table:table-row>
        <table:table-row table:style-name="ro1">
          <table:table-cell office:value-type="string" calcext:value-type="string">
            <text:p>75M</text:p>
          </table:table-cell>
          <table:table-cell office:value-type="float" office:value="42649" calcext:value-type="float">
            <text:p>42649</text:p>
          </table:table-cell>
          <table:table-cell office:value-type="float" office:value="43385" calcext:value-type="float">
            <text:p>43385</text:p>
          </table:table-cell>
          <table:table-cell office:value-type="float" office:value="52006" calcext:value-type="float">
            <text:p>52006</text:p>
          </table:table-cell>
          <table:table-cell table:formula="of:=AVERAGE([.B40:.D40])" office:value-type="float" office:value="46013.3333333333" calcext:value-type="float">
            <text:p>46013.3333333333</text:p>
          </table:table-cell>
        </table:table-row>
        <table:table-row table:style-name="ro1">
          <table:table-cell office:value-type="string" calcext:value-type="string">
            <text:p>80M</text:p>
          </table:table-cell>
          <table:table-cell office:value-type="float" office:value="47780" calcext:value-type="float">
            <text:p>47780</text:p>
          </table:table-cell>
          <table:table-cell office:value-type="float" office:value="45709" calcext:value-type="float">
            <text:p>45709</text:p>
          </table:table-cell>
          <table:table-cell office:value-type="float" office:value="54581" calcext:value-type="float">
            <text:p>54581</text:p>
          </table:table-cell>
          <table:table-cell table:formula="of:=AVERAGE([.B41:.D41])" office:value-type="float" office:value="49356.6666666667" calcext:value-type="float">
            <text:p>49356.6666666667</text:p>
          </table:table-cell>
        </table:table-row>
        <table:table-row table:style-name="ro1">
          <table:table-cell office:value-type="string" calcext:value-type="string">
            <text:p>85M</text:p>
          </table:table-cell>
          <table:table-cell office:value-type="float" office:value="50555" calcext:value-type="float">
            <text:p>50555</text:p>
          </table:table-cell>
          <table:table-cell office:value-type="float" office:value="49338" calcext:value-type="float">
            <text:p>49338</text:p>
          </table:table-cell>
          <table:table-cell office:value-type="float" office:value="71139" calcext:value-type="float">
            <text:p>71139</text:p>
          </table:table-cell>
          <table:table-cell table:formula="of:=AVERAGE([.B42:.D42])" office:value-type="float" office:value="57010.6666666667" calcext:value-type="float">
            <text:p>57010.6666666667</text:p>
          </table:table-cell>
        </table:table-row>
        <table:table-row table:style-name="ro1">
          <table:table-cell office:value-type="string" calcext:value-type="string">
            <text:p>90M</text:p>
          </table:table-cell>
          <table:table-cell office:value-type="float" office:value="52935" calcext:value-type="float">
            <text:p>52935</text:p>
          </table:table-cell>
          <table:table-cell office:value-type="float" office:value="55200" calcext:value-type="float">
            <text:p>55200</text:p>
          </table:table-cell>
          <table:table-cell office:value-type="float" office:value="50846" calcext:value-type="float">
            <text:p>50846</text:p>
          </table:table-cell>
          <table:table-cell table:formula="of:=AVERAGE([.B43:.D43])" office:value-type="float" office:value="52993.6666666667" calcext:value-type="float">
            <text:p>52993.6666666667</text:p>
          </table:table-cell>
        </table:table-row>
        <table:table-row table:style-name="ro1">
          <table:table-cell office:value-type="string" calcext:value-type="string">
            <text:p>95M</text:p>
          </table:table-cell>
          <table:table-cell office:value-type="float" office:value="57305" calcext:value-type="float">
            <text:p>57305</text:p>
          </table:table-cell>
          <table:table-cell office:value-type="float" office:value="61910" calcext:value-type="float">
            <text:p>61910</text:p>
          </table:table-cell>
          <table:table-cell office:value-type="float" office:value="56293" calcext:value-type="float">
            <text:p>56293</text:p>
          </table:table-cell>
          <table:table-cell table:formula="of:=AVERAGE([.B44:.D44])" office:value-type="float" office:value="58502.6666666667" calcext:value-type="float">
            <text:p>58502.6666666667</text:p>
          </table:table-cell>
        </table:table-row>
        <table:table-row table:style-name="ro1">
          <table:table-cell office:value-type="string" calcext:value-type="string">
            <text:p>100M</text:p>
          </table:table-cell>
          <table:table-cell office:value-type="float" office:value="58601" calcext:value-type="float">
            <text:p>58601</text:p>
          </table:table-cell>
          <table:table-cell office:value-type="float" office:value="70743" calcext:value-type="float">
            <text:p>70743</text:p>
          </table:table-cell>
          <table:table-cell office:value-type="float" office:value="68935" calcext:value-type="float">
            <text:p>68935</text:p>
          </table:table-cell>
          <table:table-cell table:formula="of:=AVERAGE([.B45:.D45])" office:value-type="float" office:value="66093" calcext:value-type="float">
            <text:p>660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N down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5978" calcext:value-type="float">
            <text:p>5978</text:p>
          </table:table-cell>
          <table:table-cell office:value-type="float" office:value="6022" calcext:value-type="float">
            <text:p>6022</text:p>
          </table:table-cell>
          <table:table-cell office:value-type="float" office:value="5887" calcext:value-type="float">
            <text:p>5887</text:p>
          </table:table-cell>
          <table:table-cell table:formula="of:=AVERAGE([.B48:.D48])" office:value-type="float" office:value="5962.33333333333" calcext:value-type="float">
            <text:p>5962.3333333333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1660" calcext:value-type="float">
            <text:p>11660</text:p>
          </table:table-cell>
          <table:table-cell office:value-type="float" office:value="11616" calcext:value-type="float">
            <text:p>11616</text:p>
          </table:table-cell>
          <table:table-cell office:value-type="float" office:value="11730" calcext:value-type="float">
            <text:p>11730</text:p>
          </table:table-cell>
          <table:table-cell table:formula="of:=AVERAGE([.B49:.D49])" office:value-type="float" office:value="11668.6666666667" calcext:value-type="float">
            <text:p>11668.6666666667</text:p>
          </table:table-cell>
        </table:table-row>
        <table:table-row table:style-name="ro1">
          <table:table-cell office:value-type="string" calcext:value-type="string">
            <text:p>15M</text:p>
          </table:table-cell>
          <table:table-cell office:value-type="float" office:value="17379" calcext:value-type="float">
            <text:p>17379</text:p>
          </table:table-cell>
          <table:table-cell office:value-type="float" office:value="17267" calcext:value-type="float">
            <text:p>17267</text:p>
          </table:table-cell>
          <table:table-cell office:value-type="float" office:value="17859" calcext:value-type="float">
            <text:p>17859</text:p>
          </table:table-cell>
          <table:table-cell table:formula="of:=AVERAGE([.B50:.D50])" office:value-type="float" office:value="17501.6666666667" calcext:value-type="float">
            <text:p>17501.6666666667</text:p>
          </table:table-cell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23204" calcext:value-type="float">
            <text:p>23204</text:p>
          </table:table-cell>
          <table:table-cell office:value-type="float" office:value="23236" calcext:value-type="float">
            <text:p>23236</text:p>
          </table:table-cell>
          <table:table-cell office:value-type="float" office:value="23406" calcext:value-type="float">
            <text:p>23406</text:p>
          </table:table-cell>
          <table:table-cell table:formula="of:=AVERAGE([.B51:.D51])" office:value-type="float" office:value="23282" calcext:value-type="float">
            <text:p>23282</text:p>
          </table:table-cell>
        </table:table-row>
        <table:table-row table:style-name="ro1">
          <table:table-cell office:value-type="string" calcext:value-type="string">
            <text:p>25M</text:p>
          </table:table-cell>
          <table:table-cell office:value-type="float" office:value="28764" calcext:value-type="float">
            <text:p>28764</text:p>
          </table:table-cell>
          <table:table-cell office:value-type="float" office:value="28806" calcext:value-type="float">
            <text:p>28806</text:p>
          </table:table-cell>
          <table:table-cell office:value-type="float" office:value="28852" calcext:value-type="float">
            <text:p>28852</text:p>
          </table:table-cell>
          <table:table-cell table:formula="of:=AVERAGE([.B52:.D52])" office:value-type="float" office:value="28807.3333333333" calcext:value-type="float">
            <text:p>28807.3333333333</text:p>
          </table:table-cell>
        </table:table-row>
        <table:table-row table:style-name="ro1">
          <table:table-cell office:value-type="string" calcext:value-type="string">
            <text:p>30M</text:p>
          </table:table-cell>
          <table:table-cell office:value-type="float" office:value="35174" calcext:value-type="float">
            <text:p>35174</text:p>
          </table:table-cell>
          <table:table-cell office:value-type="float" office:value="35007" calcext:value-type="float">
            <text:p>35007</text:p>
          </table:table-cell>
          <table:table-cell office:value-type="float" office:value="35020" calcext:value-type="float">
            <text:p>35020</text:p>
          </table:table-cell>
          <table:table-cell table:formula="of:=AVERAGE([.B53:.D53])" office:value-type="float" office:value="35067" calcext:value-type="float">
            <text:p>35067</text:p>
          </table:table-cell>
        </table:table-row>
        <table:table-row table:style-name="ro1">
          <table:table-cell office:value-type="string" calcext:value-type="string">
            <text:p>35M</text:p>
          </table:table-cell>
          <table:table-cell office:value-type="float" office:value="40110" calcext:value-type="float">
            <text:p>40110</text:p>
          </table:table-cell>
          <table:table-cell office:value-type="float" office:value="39992" calcext:value-type="float">
            <text:p>39992</text:p>
          </table:table-cell>
          <table:table-cell office:value-type="float" office:value="40140" calcext:value-type="float">
            <text:p>40140</text:p>
          </table:table-cell>
          <table:table-cell table:formula="of:=AVERAGE([.B54:.D54])" office:value-type="float" office:value="40080.6666666667" calcext:value-type="float">
            <text:p>40080.6666666667</text:p>
          </table:table-cell>
        </table:table-row>
        <table:table-row table:style-name="ro1">
          <table:table-cell office:value-type="string" calcext:value-type="string">
            <text:p>40M</text:p>
          </table:table-cell>
          <table:table-cell office:value-type="float" office:value="46389" calcext:value-type="float">
            <text:p>46389</text:p>
          </table:table-cell>
          <table:table-cell office:value-type="float" office:value="46617" calcext:value-type="float">
            <text:p>46617</text:p>
          </table:table-cell>
          <table:table-cell office:value-type="float" office:value="45620" calcext:value-type="float">
            <text:p>45620</text:p>
          </table:table-cell>
          <table:table-cell table:formula="of:=AVERAGE([.B55:.D55])" office:value-type="float" office:value="46208.6666666667" calcext:value-type="float">
            <text:p>46208.6666666667</text:p>
          </table:table-cell>
        </table:table-row>
        <table:table-row table:style-name="ro1">
          <table:table-cell office:value-type="string" calcext:value-type="string">
            <text:p>45M</text:p>
          </table:table-cell>
          <table:table-cell office:value-type="float" office:value="51510" calcext:value-type="float">
            <text:p>51510</text:p>
          </table:table-cell>
          <table:table-cell office:value-type="float" office:value="51802" calcext:value-type="float">
            <text:p>51802</text:p>
          </table:table-cell>
          <table:table-cell office:value-type="float" office:value="52435" calcext:value-type="float">
            <text:p>52435</text:p>
          </table:table-cell>
          <table:table-cell table:formula="of:=AVERAGE([.B56:.D56])" office:value-type="float" office:value="51915.6666666667" calcext:value-type="float">
            <text:p>51915.6666666667</text:p>
          </table:table-cell>
        </table:table-row>
        <table:table-row table:style-name="ro1">
          <table:table-cell office:value-type="string" calcext:value-type="string">
            <text:p>50M</text:p>
          </table:table-cell>
          <table:table-cell office:value-type="float" office:value="58662" calcext:value-type="float">
            <text:p>58662</text:p>
          </table:table-cell>
          <table:table-cell office:value-type="float" office:value="58041" calcext:value-type="float">
            <text:p>58041</text:p>
          </table:table-cell>
          <table:table-cell office:value-type="float" office:value="57396" calcext:value-type="float">
            <text:p>57396</text:p>
          </table:table-cell>
          <table:table-cell table:formula="of:=AVERAGE([.B57:.D57])" office:value-type="float" office:value="58033" calcext:value-type="float">
            <text:p>58033</text:p>
          </table:table-cell>
        </table:table-row>
        <table:table-row table:style-name="ro1">
          <table:table-cell office:value-type="string" calcext:value-type="string">
            <text:p>55M</text:p>
          </table:table-cell>
          <table:table-cell office:value-type="float" office:value="63389" calcext:value-type="float">
            <text:p>63389</text:p>
          </table:table-cell>
          <table:table-cell office:value-type="float" office:value="63718" calcext:value-type="float">
            <text:p>63718</text:p>
          </table:table-cell>
          <table:table-cell office:value-type="float" office:value="62729" calcext:value-type="float">
            <text:p>62729</text:p>
          </table:table-cell>
          <table:table-cell table:formula="of:=AVERAGE([.B58:.D58])" office:value-type="float" office:value="63278.6666666667" calcext:value-type="float">
            <text:p>63278.6666666667</text:p>
          </table:table-cell>
        </table:table-row>
        <table:table-row table:style-name="ro1">
          <table:table-cell office:value-type="string" calcext:value-type="string">
            <text:p>60M</text:p>
          </table:table-cell>
          <table:table-cell office:value-type="float" office:value="69311" calcext:value-type="float">
            <text:p>69311</text:p>
          </table:table-cell>
          <table:table-cell office:value-type="float" office:value="68630" calcext:value-type="float">
            <text:p>68630</text:p>
          </table:table-cell>
          <table:table-cell office:value-type="float" office:value="69897" calcext:value-type="float">
            <text:p>69897</text:p>
          </table:table-cell>
          <table:table-cell table:formula="of:=AVERAGE([.B59:.D59])" office:value-type="float" office:value="69279.3333333333" calcext:value-type="float">
            <text:p>69279.3333333333</text:p>
          </table:table-cell>
        </table:table-row>
        <table:table-row table:style-name="ro1">
          <table:table-cell office:value-type="string" calcext:value-type="string">
            <text:p>65M</text:p>
          </table:table-cell>
          <table:table-cell office:value-type="float" office:value="75416" calcext:value-type="float">
            <text:p>75416</text:p>
          </table:table-cell>
          <table:table-cell office:value-type="float" office:value="74554" calcext:value-type="float">
            <text:p>74554</text:p>
          </table:table-cell>
          <table:table-cell office:value-type="float" office:value="74125" calcext:value-type="float">
            <text:p>74125</text:p>
          </table:table-cell>
          <table:table-cell table:formula="of:=AVERAGE([.B60:.D60])" office:value-type="float" office:value="74698.3333333333" calcext:value-type="float">
            <text:p>74698.3333333333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80619" calcext:value-type="float">
            <text:p>80619</text:p>
          </table:table-cell>
          <table:table-cell office:value-type="float" office:value="81615" calcext:value-type="float">
            <text:p>81615</text:p>
          </table:table-cell>
          <table:table-cell office:value-type="float" office:value="81402" calcext:value-type="float">
            <text:p>81402</text:p>
          </table:table-cell>
          <table:table-cell table:formula="of:=AVERAGE([.B61:.D61])" office:value-type="float" office:value="81212" calcext:value-type="float">
            <text:p>81212</text:p>
          </table:table-cell>
        </table:table-row>
        <table:table-row table:style-name="ro1">
          <table:table-cell office:value-type="string" calcext:value-type="string">
            <text:p>75M</text:p>
          </table:table-cell>
          <table:table-cell office:value-type="float" office:value="85757" calcext:value-type="float">
            <text:p>85757</text:p>
          </table:table-cell>
          <table:table-cell office:value-type="float" office:value="85602" calcext:value-type="float">
            <text:p>85602</text:p>
          </table:table-cell>
          <table:table-cell office:value-type="float" office:value="86014" calcext:value-type="float">
            <text:p>86014</text:p>
          </table:table-cell>
          <table:table-cell table:formula="of:=AVERAGE([.B62:.D62])" office:value-type="float" office:value="85791" calcext:value-type="float">
            <text:p>85791</text:p>
          </table:table-cell>
        </table:table-row>
        <table:table-row table:style-name="ro1">
          <table:table-cell office:value-type="string" calcext:value-type="string">
            <text:p>80M</text:p>
          </table:table-cell>
          <table:table-cell office:value-type="float" office:value="91195" calcext:value-type="float">
            <text:p>91195</text:p>
          </table:table-cell>
          <table:table-cell office:value-type="float" office:value="93357" calcext:value-type="float">
            <text:p>93357</text:p>
          </table:table-cell>
          <table:table-cell office:value-type="float" office:value="91718" calcext:value-type="float">
            <text:p>91718</text:p>
          </table:table-cell>
          <table:table-cell table:formula="of:=AVERAGE([.B63:.D63])" office:value-type="float" office:value="92090" calcext:value-type="float">
            <text:p>92090</text:p>
          </table:table-cell>
        </table:table-row>
        <table:table-row table:style-name="ro1">
          <table:table-cell office:value-type="string" calcext:value-type="string">
            <text:p>85M</text:p>
          </table:table-cell>
          <table:table-cell office:value-type="float" office:value="98860" calcext:value-type="float">
            <text:p>98860</text:p>
          </table:table-cell>
          <table:table-cell office:value-type="float" office:value="97300" calcext:value-type="float">
            <text:p>97300</text:p>
          </table:table-cell>
          <table:table-cell office:value-type="float" office:value="97345" calcext:value-type="float">
            <text:p>97345</text:p>
          </table:table-cell>
          <table:table-cell table:formula="of:=AVERAGE([.B64:.D64])" office:value-type="float" office:value="97835" calcext:value-type="float">
            <text:p>97835</text:p>
          </table:table-cell>
        </table:table-row>
        <table:table-row table:style-name="ro1">
          <table:table-cell office:value-type="string" calcext:value-type="string">
            <text:p>90M</text:p>
          </table:table-cell>
          <table:table-cell office:value-type="float" office:value="103889" calcext:value-type="float">
            <text:p>103889</text:p>
          </table:table-cell>
          <table:table-cell office:value-type="float" office:value="102782" calcext:value-type="float">
            <text:p>102782</text:p>
          </table:table-cell>
          <table:table-cell office:value-type="float" office:value="105416" calcext:value-type="float">
            <text:p>105416</text:p>
          </table:table-cell>
          <table:table-cell table:formula="of:=AVERAGE([.B65:.D65])" office:value-type="float" office:value="104029" calcext:value-type="float">
            <text:p>104029</text:p>
          </table:table-cell>
        </table:table-row>
        <table:table-row table:style-name="ro1">
          <table:table-cell office:value-type="string" calcext:value-type="string">
            <text:p>95M</text:p>
          </table:table-cell>
          <table:table-cell office:value-type="float" office:value="109318" calcext:value-type="float">
            <text:p>109318</text:p>
          </table:table-cell>
          <table:table-cell office:value-type="float" office:value="109428" calcext:value-type="float">
            <text:p>109428</text:p>
          </table:table-cell>
          <table:table-cell office:value-type="float" office:value="108847" calcext:value-type="float">
            <text:p>108847</text:p>
          </table:table-cell>
          <table:table-cell table:formula="of:=AVERAGE([.B66:.D66])" office:value-type="float" office:value="109197.666666667" calcext:value-type="float">
            <text:p>109197.666666667</text:p>
          </table:table-cell>
        </table:table-row>
        <table:table-row table:style-name="ro1">
          <table:table-cell office:value-type="string" calcext:value-type="string">
            <text:p>100M</text:p>
          </table:table-cell>
          <table:table-cell office:value-type="float" office:value="115400" calcext:value-type="float">
            <text:p>115400</text:p>
          </table:table-cell>
          <table:table-cell office:value-type="float" office:value="117251" calcext:value-type="float">
            <text:p>117251</text:p>
          </table:table-cell>
          <table:table-cell office:value-type="float" office:value="115298" calcext:value-type="float">
            <text:p>115298</text:p>
          </table:table-cell>
          <table:table-cell table:formula="of:=AVERAGE([.B67:.D67])" office:value-type="float" office:value="115983" calcext:value-type="float">
            <text:p>11598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ORCH arranged down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M</text:p>
          </table:table-cell>
          <table:table-cell office:value-type="float" office:value="15187" calcext:value-type="float">
            <text:p>15187</text:p>
          </table:table-cell>
          <table:table-cell office:value-type="float" office:value="9090" calcext:value-type="float">
            <text:p>9090</text:p>
          </table:table-cell>
          <table:table-cell office:value-type="float" office:value="10125" calcext:value-type="float">
            <text:p>10125</text:p>
          </table:table-cell>
          <table:table-cell table:formula="of:=AVERAGE([.B71:.D71])" office:value-type="float" office:value="11467.3333333333" calcext:value-type="float">
            <text:p>11467.3333333333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25227" calcext:value-type="float">
            <text:p>25227</text:p>
          </table:table-cell>
          <table:table-cell office:value-type="float" office:value="18071" calcext:value-type="float">
            <text:p>18071</text:p>
          </table:table-cell>
          <table:table-cell office:value-type="float" office:value="19281" calcext:value-type="float">
            <text:p>19281</text:p>
          </table:table-cell>
          <table:table-cell table:formula="of:=AVERAGE([.B72:.D72])" office:value-type="float" office:value="20859.6666666667" calcext:value-type="float">
            <text:p>20859.6666666667</text:p>
          </table:table-cell>
        </table:table-row>
        <table:table-row table:style-name="ro1">
          <table:table-cell office:value-type="string" calcext:value-type="string">
            <text:p>15M</text:p>
          </table:table-cell>
          <table:table-cell office:value-type="float" office:value="30637" calcext:value-type="float">
            <text:p>30637</text:p>
          </table:table-cell>
          <table:table-cell office:value-type="float" office:value="33658" calcext:value-type="float">
            <text:p>33658</text:p>
          </table:table-cell>
          <table:table-cell office:value-type="float" office:value="29360" calcext:value-type="float">
            <text:p>29360</text:p>
          </table:table-cell>
          <table:table-cell table:formula="of:=AVERAGE([.B73:.D73])" office:value-type="float" office:value="31218.3333333333" calcext:value-type="float">
            <text:p>31218.3333333333</text:p>
          </table:table-cell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42165" calcext:value-type="float">
            <text:p>42165</text:p>
          </table:table-cell>
          <table:table-cell office:value-type="float" office:value="37415" calcext:value-type="float">
            <text:p>37415</text:p>
          </table:table-cell>
          <table:table-cell office:value-type="float" office:value="37579" calcext:value-type="float">
            <text:p>37579</text:p>
          </table:table-cell>
          <table:table-cell table:formula="of:=AVERAGE([.B74:.D74])" office:value-type="float" office:value="39053" calcext:value-type="float">
            <text:p>39053</text:p>
          </table:table-cell>
        </table:table-row>
        <table:table-row table:style-name="ro1">
          <table:table-cell office:value-type="string" calcext:value-type="string">
            <text:p>25M</text:p>
          </table:table-cell>
          <table:table-cell office:value-type="float" office:value="45966" calcext:value-type="float">
            <text:p>45966</text:p>
          </table:table-cell>
          <table:table-cell office:value-type="float" office:value="50565" calcext:value-type="float">
            <text:p>50565</text:p>
          </table:table-cell>
          <table:table-cell office:value-type="float" office:value="50487" calcext:value-type="float">
            <text:p>50487</text:p>
          </table:table-cell>
          <table:table-cell table:formula="of:=AVERAGE([.B75:.D75])" office:value-type="float" office:value="49006" calcext:value-type="float">
            <text:p>49006</text:p>
          </table:table-cell>
        </table:table-row>
        <table:table-row table:style-name="ro1">
          <table:table-cell office:value-type="string" calcext:value-type="string">
            <text:p>30M</text:p>
          </table:table-cell>
          <table:table-cell office:value-type="float" office:value="65950" calcext:value-type="float">
            <text:p>65950</text:p>
          </table:table-cell>
          <table:table-cell office:value-type="float" office:value="59017" calcext:value-type="float">
            <text:p>59017</text:p>
          </table:table-cell>
          <table:table-cell office:value-type="float" office:value="57985" calcext:value-type="float">
            <text:p>57985</text:p>
          </table:table-cell>
          <table:table-cell table:formula="of:=AVERAGE([.B76:.D76])" office:value-type="float" office:value="60984" calcext:value-type="float">
            <text:p>60984</text:p>
          </table:table-cell>
        </table:table-row>
        <table:table-row table:style-name="ro1">
          <table:table-cell office:value-type="string" calcext:value-type="string">
            <text:p>35M</text:p>
          </table:table-cell>
          <table:table-cell office:value-type="float" office:value="82361" calcext:value-type="float">
            <text:p>82361</text:p>
          </table:table-cell>
          <table:table-cell office:value-type="float" office:value="76741" calcext:value-type="float">
            <text:p>76741</text:p>
          </table:table-cell>
          <table:table-cell office:value-type="float" office:value="65788" calcext:value-type="float">
            <text:p>65788</text:p>
          </table:table-cell>
          <table:table-cell table:formula="of:=AVERAGE([.B77:.D77])" office:value-type="float" office:value="74963.3333333333" calcext:value-type="float">
            <text:p>74963.3333333333</text:p>
          </table:table-cell>
        </table:table-row>
        <table:table-row table:style-name="ro1">
          <table:table-cell office:value-type="string" calcext:value-type="string">
            <text:p>40M</text:p>
          </table:table-cell>
          <table:table-cell office:value-type="float" office:value="79755" calcext:value-type="float">
            <text:p>79755</text:p>
          </table:table-cell>
          <table:table-cell office:value-type="float" office:value="93451" calcext:value-type="float">
            <text:p>93451</text:p>
          </table:table-cell>
          <table:table-cell office:value-type="float" office:value="79214" calcext:value-type="float">
            <text:p>79214</text:p>
          </table:table-cell>
          <table:table-cell table:formula="of:=AVERAGE([.B78:.D78])" office:value-type="float" office:value="84140" calcext:value-type="float">
            <text:p>84140</text:p>
          </table:table-cell>
        </table:table-row>
        <table:table-row table:style-name="ro1">
          <table:table-cell office:value-type="string" calcext:value-type="string">
            <text:p>45M</text:p>
          </table:table-cell>
          <table:table-cell office:value-type="float" office:value="95410" calcext:value-type="float">
            <text:p>95410</text:p>
          </table:table-cell>
          <table:table-cell office:value-type="float" office:value="96123" calcext:value-type="float">
            <text:p>96123</text:p>
          </table:table-cell>
          <table:table-cell office:value-type="float" office:value="88189" calcext:value-type="float">
            <text:p>88189</text:p>
          </table:table-cell>
          <table:table-cell table:formula="of:=AVERAGE([.B79:.D79])" office:value-type="float" office:value="93240.6666666667" calcext:value-type="float">
            <text:p>93240.6666666667</text:p>
          </table:table-cell>
        </table:table-row>
        <table:table-row table:style-name="ro1">
          <table:table-cell office:value-type="string" calcext:value-type="string">
            <text:p>50M</text:p>
          </table:table-cell>
          <table:table-cell office:value-type="float" office:value="112313" calcext:value-type="float">
            <text:p>112313</text:p>
          </table:table-cell>
          <table:table-cell office:value-type="float" office:value="106879" calcext:value-type="float">
            <text:p>106879</text:p>
          </table:table-cell>
          <table:table-cell office:value-type="float" office:value="103204" calcext:value-type="float">
            <text:p>103204</text:p>
          </table:table-cell>
          <table:table-cell table:formula="of:=AVERAGE([.B80:.D80])" office:value-type="float" office:value="107465.333333333" calcext:value-type="float">
            <text:p>107465.333333333</text:p>
          </table:table-cell>
        </table:table-row>
        <table:table-row table:style-name="ro1">
          <table:table-cell office:value-type="string" calcext:value-type="string">
            <text:p>55M</text:p>
          </table:table-cell>
          <table:table-cell office:value-type="float" office:value="111394" calcext:value-type="float">
            <text:p>111394</text:p>
          </table:table-cell>
          <table:table-cell office:value-type="float" office:value="103055" calcext:value-type="float">
            <text:p>103055</text:p>
          </table:table-cell>
          <table:table-cell office:value-type="float" office:value="114058" calcext:value-type="float">
            <text:p>114058</text:p>
          </table:table-cell>
          <table:table-cell table:formula="of:=AVERAGE([.B81:.D81])" office:value-type="float" office:value="109502.333333333" calcext:value-type="float">
            <text:p>109502.333333333</text:p>
          </table:table-cell>
        </table:table-row>
        <table:table-row table:style-name="ro1">
          <table:table-cell office:value-type="string" calcext:value-type="string">
            <text:p>60M</text:p>
          </table:table-cell>
          <table:table-cell office:value-type="float" office:value="126613" calcext:value-type="float">
            <text:p>126613</text:p>
          </table:table-cell>
          <table:table-cell office:value-type="float" office:value="142250" calcext:value-type="float">
            <text:p>142250</text:p>
          </table:table-cell>
          <table:table-cell office:value-type="float" office:value="124191" calcext:value-type="float">
            <text:p>124191</text:p>
          </table:table-cell>
          <table:table-cell table:formula="of:=AVERAGE([.B82:.D82])" office:value-type="float" office:value="131018" calcext:value-type="float">
            <text:p>131018</text:p>
          </table:table-cell>
        </table:table-row>
        <table:table-row table:style-name="ro1">
          <table:table-cell office:value-type="string" calcext:value-type="string">
            <text:p>65M</text:p>
          </table:table-cell>
          <table:table-cell office:value-type="float" office:value="152653" calcext:value-type="float">
            <text:p>152653</text:p>
          </table:table-cell>
          <table:table-cell office:value-type="float" office:value="147439" calcext:value-type="float">
            <text:p>147439</text:p>
          </table:table-cell>
          <table:table-cell office:value-type="float" office:value="127300" calcext:value-type="float">
            <text:p>127300</text:p>
          </table:table-cell>
          <table:table-cell table:formula="of:=AVERAGE([.B83:.D83])" office:value-type="float" office:value="142464" calcext:value-type="float">
            <text:p>142464</text:p>
          </table:table-cell>
        </table:table-row>
        <table:table-row table:style-name="ro1">
          <table:table-cell office:value-type="string" calcext:value-type="string">
            <text:p>70M</text:p>
          </table:table-cell>
          <table:table-cell office:value-type="float" office:value="163952" calcext:value-type="float">
            <text:p>163952</text:p>
          </table:table-cell>
          <table:table-cell office:value-type="float" office:value="155678" calcext:value-type="float">
            <text:p>155678</text:p>
          </table:table-cell>
          <table:table-cell office:value-type="float" office:value="154528" calcext:value-type="float">
            <text:p>154528</text:p>
          </table:table-cell>
          <table:table-cell table:formula="of:=AVERAGE([.B84:.D84])" office:value-type="float" office:value="158052.666666667" calcext:value-type="float">
            <text:p>158052.666666667</text:p>
          </table:table-cell>
        </table:table-row>
        <table:table-row table:style-name="ro1">
          <table:table-cell office:value-type="string" calcext:value-type="string">
            <text:p>75M</text:p>
          </table:table-cell>
          <table:table-cell office:value-type="float" office:value="150393" calcext:value-type="float">
            <text:p>150393</text:p>
          </table:table-cell>
          <table:table-cell office:value-type="float" office:value="165577" calcext:value-type="float">
            <text:p>165577</text:p>
          </table:table-cell>
          <table:table-cell office:value-type="float" office:value="149749" calcext:value-type="float">
            <text:p>149749</text:p>
          </table:table-cell>
          <table:table-cell table:formula="of:=AVERAGE([.B85:.D85])" office:value-type="float" office:value="155239.666666667" calcext:value-type="float">
            <text:p>155239.666666667</text:p>
          </table:table-cell>
        </table:table-row>
        <table:table-row table:style-name="ro1">
          <table:table-cell office:value-type="string" calcext:value-type="string">
            <text:p>80M</text:p>
          </table:table-cell>
          <table:table-cell office:value-type="float" office:value="168282" calcext:value-type="float">
            <text:p>168282</text:p>
          </table:table-cell>
          <table:table-cell office:value-type="float" office:value="185931" calcext:value-type="float">
            <text:p>185931</text:p>
          </table:table-cell>
          <table:table-cell office:value-type="float" office:value="172337" calcext:value-type="float">
            <text:p>172337</text:p>
          </table:table-cell>
          <table:table-cell table:formula="of:=AVERAGE([.B86:.D86])" office:value-type="float" office:value="175516.666666667" calcext:value-type="float">
            <text:p>175516.666666667</text:p>
          </table:table-cell>
        </table:table-row>
        <table:table-row table:style-name="ro1">
          <table:table-cell office:value-type="string" calcext:value-type="string">
            <text:p>85M</text:p>
          </table:table-cell>
          <table:table-cell office:value-type="float" office:value="166544" calcext:value-type="float">
            <text:p>166544</text:p>
          </table:table-cell>
          <table:table-cell office:value-type="float" office:value="182757" calcext:value-type="float">
            <text:p>182757</text:p>
          </table:table-cell>
          <table:table-cell office:value-type="float" office:value="183100" calcext:value-type="float">
            <text:p>183100</text:p>
          </table:table-cell>
          <table:table-cell table:formula="of:=AVERAGE([.B87:.D87])" office:value-type="float" office:value="177467" calcext:value-type="float">
            <text:p>177467</text:p>
          </table:table-cell>
        </table:table-row>
        <table:table-row table:style-name="ro1">
          <table:table-cell office:value-type="string" calcext:value-type="string">
            <text:p>90M</text:p>
          </table:table-cell>
          <table:table-cell office:value-type="float" office:value="172955" calcext:value-type="float">
            <text:p>172955</text:p>
          </table:table-cell>
          <table:table-cell office:value-type="float" office:value="186868" calcext:value-type="float">
            <text:p>186868</text:p>
          </table:table-cell>
          <table:table-cell office:value-type="float" office:value="220412" calcext:value-type="float">
            <text:p>220412</text:p>
          </table:table-cell>
          <table:table-cell table:formula="of:=AVERAGE([.B88:.D88])" office:value-type="float" office:value="193411.666666667" calcext:value-type="float">
            <text:p>193411.666666667</text:p>
          </table:table-cell>
        </table:table-row>
        <table:table-row table:style-name="ro1">
          <table:table-cell office:value-type="string" calcext:value-type="string">
            <text:p>95M</text:p>
          </table:table-cell>
          <table:table-cell office:value-type="float" office:value="206583" calcext:value-type="float">
            <text:p>206583</text:p>
          </table:table-cell>
          <table:table-cell office:value-type="float" office:value="192682" calcext:value-type="float">
            <text:p>192682</text:p>
          </table:table-cell>
          <table:table-cell office:value-type="float" office:value="190538" calcext:value-type="float">
            <text:p>190538</text:p>
          </table:table-cell>
          <table:table-cell table:formula="of:=AVERAGE([.B89:.D89])" office:value-type="float" office:value="196601" calcext:value-type="float">
            <text:p>196601</text:p>
          </table:table-cell>
        </table:table-row>
        <table:table-row table:style-name="ro1">
          <table:table-cell office:value-type="string" calcext:value-type="string">
            <text:p>100M</text:p>
          </table:table-cell>
          <table:table-cell office:value-type="float" office:value="216829" calcext:value-type="float">
            <text:p>216829</text:p>
          </table:table-cell>
          <table:table-cell office:value-type="float" office:value="234621" calcext:value-type="float">
            <text:p>234621</text:p>
          </table:table-cell>
          <table:table-cell office:value-type="float" office:value="228870" calcext:value-type="float">
            <text:p>228870</text:p>
          </table:table-cell>
          <table:table-cell table:formula="of:=AVERAGE([.B90:.D90])" office:value-type="float" office:value="226773.333333333" calcext:value-type="float">
            <text:p>226773.333333333</text:p>
          </table:table-cell>
        </table:table-row>
        <table:table-row table:style-name="ro1" table:number-rows-repeated="104848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10:41:28.744859560</meta:creation-date>
    <dc:date>2014-04-30T13:42:27.684364087</dc:date>
    <meta:editing-duration>PT2H30M18S</meta:editing-duration>
    <meta:editing-cycles>1</meta:editing-cycles>
    <meta:document-statistic meta:table-count="1" meta:cell-count="404" meta:object-count="0"/>
    <meta:generator>LibreOffice/4.1.3.2$Linux_X86_64 LibreOffice_project/410m0$Build-2</meta:generator>
  </office:meta>
</office:document-meta>
</file>